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gr1" style:family="graphic">
      <style:graphic-properties draw:textarea-vertical-align="middle" draw:auto-grow-height="false" fo:min-height="77.61mm" fo:min-width="77.89m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custom-shape text:anchor-type="paragraph" draw:z-index="0" draw:name="Shape1" draw:style-name="gr1" draw:text-style-name="P1" svg:width="77.92mm" svg:height="77.62mm" draw:transform="rotate (2.35619449019234) translate (100.241805555556mm 110.525277777778mm)"><text:p/><draw:enhanced-geometry svg:viewBox="0 0 21600 21600" draw:mirror-horizontal="false" draw:text-areas="?f2 ?f7 ?f1 ?f1 ?f7 ?f2 ?f1 ?f1" draw:mirror-vertical="true" draw:type="mso-spt89" draw:modifiers="10062 18378 6098" draw:enhanced-path="M 0 ?f5 L ?f2 ?f0 ?f2 ?f7 ?f7 ?f7 ?f7 ?f2 ?f0 ?f2 ?f5 0 21600 ?f2 ?f1 ?f2 ?f1 ?f1 ?f2 ?f1 ?f2 21600 Z N"><draw:equation draw:name="f0" draw:formula="$0 "/><draw:equation draw:name="f1" draw:formula="$1 "/><draw:equation draw:name="f2" draw:formula="$2 "/><draw:equation draw:name="f3" draw:formula="21600-$0 "/><draw:equation draw:name="f4" draw:formula="?f3 /2"/><draw:equation draw:name="f5" draw:formula="$0 +?f4 "/><draw:equation draw:name="f6" draw:formula="21600-$1 "/><draw:equation draw:name="f7" draw:formula="$0 +?f6 "/><draw:equation draw:name="f8" draw:formula="21600-?f6 "/><draw:equation draw:name="f9" draw:formula="?f8 -?f6 "/><draw:handle draw:handle-position="$1 $2" draw:handle-range-x-minimum="?f5" draw:handle-range-x-maximum="21600" draw:handle-range-y-minimum="0" draw:handle-range-y-maximum="$0"/><draw:handle draw:handle-position="$0 top" draw:handle-range-x-minimum="$2" draw:handle-range-x-maximum="?f9"/></draw:enhanced-geometry></draw:custom-shap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49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5.9mm" fo:page-height="279.4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as Timar</meta:initial-creator>
    <meta:creation-date>2016-02-02T23:33:16.203167114</meta:creation-date>
    <dc:date>2016-02-02T23:34:13.876631664</dc:date>
    <dc:creator>Andras Timar</dc:creator>
    <meta:editing-duration>PT58S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  <meta:generator>LibreOffice/5.2.0.0.alpha0$Linux_X86_64 LibreOffice_project/1dfb68debb01dcc0aa5902f41bc17c7a97e47b26</meta:generator>
  </office:meta>
</office:document-meta>
</file>